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style="italic" style:font-style-asian="italic" style:font-style-complex="italic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T7" style:parent-style-name="DefaultParagraphFont" style:family="text">
      <style:text-properties fo:font-style="italic" style:font-style-asian="italic" style:font-style-complex="italic"/>
    </style:style>
    <style:style style:name="T8" style:parent-style-name="DefaultParagraphFont" style:family="text">
      <style:text-properties fo:font-style="italic" style:font-style-asian="italic" style:font-style-complex="italic"/>
    </style:style>
    <style:style style:name="T9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p text:style-name="P1">PERSONNAL INTEREST</text:p>
      <text:p text:style-name="P2"/>
      <text:p text:style-name="P3"/>
      <text:p text:style-name="Normal">Sadly, my interest doesn’t fit on sporting interest (I mean, look at me,<text:s/>I’m<text:s/>a sporty<text:s/>looking person ?)<text:s/><text:span text:style-name="T4">but</text:span><text:s/>I have a lot of Cultural Interests<text:s/>(and Aviation interest, yes.)</text:p>
      <text:p text:style-name="Normal">On the cultural interest, I can tell<text:s/>you<text:s/>that<text:s/>I love reading, on this page you can hear me reading a part of The Last Question written by Isaac Azimov. (Maybe because it’s about us,<text:s/>humans,<text:s/>I don’t know).</text:p>
      <text:p text:style-name="Normal">Buy my favourite type of books is Dystopian one’s, 1984 by George Orwell, <text:s/>Brave New World by Aldous Huxley or<text:s/><text:span text:style-name="T5">Ravages</text:span><text:s/>by Barjavel.</text:p>
      <text:p text:style-name="Normal">Even on<text:s/>musical side, when it’s Dystopian, it must be perfect, like the last album of Muse “<text:span text:style-name="T6">The Will of The People”</text:span>.</text:p>
      <text:p text:style-name="Normal">But enough talking about dystopian, let’s talk about Plane.</text:p>
      <text:p text:style-name="Normal">Since 2013, aviation is a part of my life<text:s/>(for a lot of &lt;a&gt;reason&lt;/a&gt; that I don’t want to explain here)</text:p>
      <text:p text:style-name="Normal"><text:span text:style-name="T7">“</text:span><text:span text:style-name="T8">The sky teach us Humility</text:span><text:span text:style-name="T9">, To fly is a privilege, and a Responsibility” – Thomas Pesque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kram Shal</meta:initial-creator>
    <dc:creator>Akram Shal</dc:creator>
    <meta:creation-date>2022-09-27T07:55:00Z</meta:creation-date>
    <dc:date>2022-09-27T09:58:00Z</dc:date>
    <meta:template xlink:href="Normal.dotm" xlink:type="simple"/>
    <meta:editing-cycles>1</meta:editing-cycles>
    <meta:editing-duration>PT7260S</meta:editing-duration>
    <meta:document-statistic meta:page-count="1" meta:paragraph-count="1" meta:word-count="134" meta:character-count="902" meta:row-count="6" meta:non-whitespace-character-count="769"/>
  </office:meta>
</office:document-meta>
</file>